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4736" calcext:value-type="float">
            <text:p>57.7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1496" calcext:value-type="float">
            <text:p>54.6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3768" calcext:value-type="float">
            <text:p>51.4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0136" calcext:value-type="float">
            <text:p>51.3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8592" calcext:value-type="float">
            <text:p>51.2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7232" calcext:value-type="float">
            <text:p>51.7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7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6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1803</text:p>
          </table:table-cell>
          <table:table-cell office:value-type="string" calcext:value-type="string">
            <text:p>196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